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officeooo:paragraph-rsid="000e500b"/>
    </style:style>
    <style:style style:name="P2" style:family="paragraph" style:parent-style-name="Standard">
      <style:text-properties style:font-name="Times New Roman" officeooo:rsid="000e500b" officeooo:paragraph-rsid="000e500b"/>
    </style:style>
    <style:style style:name="T1" style:family="text">
      <style:text-properties officeooo:rsid="000e50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Qual dos programas a seguir é o único que não pode ser utilizado para escrever códigos em texto sem formatação para HTML + CSS + JS?</text:p>
      <text:p text:style-name="P1"><text:span text:style-name="T1">A) </text:span>Atom</text:p>
      <text:p text:style-name="P1"><text:span text:style-name="T1">B) </text:span>VIM</text:p>
      <text:p text:style-name="P1"><text:span text:style-name="T1">C) </text:span>Brackets</text:p>
      <text:p text:style-name="P1"><text:span text:style-name="T1">D) </text:span>Word</text:p>
      <text:p text:style-name="P1"/>
      <text:p text:style-name="P1">2. Qual é a empresa que fábrica o VSCode, o editor que escolhemos para escrever códigos para nosso curso?</text:p>
      <text:p text:style-name="P1"><text:span text:style-name="T1">A) </text:span>Microsoft</text:p>
      <text:p text:style-name="P1"><text:span text:style-name="T1">B) </text:span>Apple</text:p>
      <text:p text:style-name="P1"><text:span text:style-name="T1">C) </text:span>Adobe</text:p>
      <text:p text:style-name="P1"><text:span text:style-name="T1">D) </text:span>Google</text:p>
      <text:p text:style-name="P1"/>
      <text:p text:style-name="P1">3. É possível usar o VSCode em idioma Português do Brasil?</text:p>
      <text:p text:style-name="P1"><text:span text:style-name="T1">A) </text:span>Sim. O editor já é instalado em PT-BR como padrão</text:p>
      <text:p text:style-name="P1"><text:span text:style-name="T1">B) </text:span>Sim. Porém, precisamos escolher o idioma durante a instalação</text:p>
      <text:p text:style-name="P1"><text:span text:style-name="T1">C) </text:span>Sim. Mas não existe suporte nativo para PT-BR, mas existe uma extensão para isso.</text:p>
      <text:p text:style-name="P1"><text:span text:style-name="T1">D) </text:span>Não. O VSCode ainda não funciona em PT-BR.</text:p>
      <text:p text:style-name="P1"/>
      <text:p text:style-name="P1">4. Qual é a opção que devemos habilitar nas configurações para que as instruções muito longas sejam quebradas em várias linhas automaticamente?</text:p>
      <text:p text:style-name="P1"><text:span text:style-name="T1">A) </text:span>Wrap Line</text:p>
      <text:p text:style-name="P1"><text:span text:style-name="T1">B) </text:span>Multi Line</text:p>
      <text:p text:style-name="P1"><text:span text:style-name="T1">C) </text:span>Auto Break</text:p>
      <text:p text:style-name="P1"><text:span text:style-name="T1">D) </text:span>Word Wrap</text:p>
      <text:p text:style-name="P1"/>
      <text:p text:style-name="P1">5. Qual é o caminho correto que devemos seguir para ligar o salvamento automático de arquivos no VSCode?</text:p>
      <text:p text:style-name="P1"><text:span text:style-name="T1">A) </text:span>Arquivo &gt; Salvar Automaticamente</text:p>
      <text:p text:style-name="P1"><text:span text:style-name="T1">B) </text:span>Terminal &gt; Salvar Automaticamente</text:p>
      <text:p text:style-name="P1"><text:span text:style-name="T1">C) </text:span>Configurações &gt; Salvar Automaticamente</text:p>
      <text:p text:style-name="P1"><text:span text:style-name="T1">D) </text:span>Editar &gt; Salvar Automaticamente</text:p>
      <text:p text:style-name="P1"/>
      <text:p text:style-name="P1">6. Qual é o nome do arquivo principal de um site feito em HTML, que será aberto assim que o visitante solicitar a abertura do site?</text:p>
      <text:p text:style-name="P1"><text:span text:style-name="T1">A) </text:span>first.html</text:p>
      <text:p text:style-name="P1"><text:span text:style-name="T1">B) </text:span>www.html</text:p>
      <text:p text:style-name="P1"><text:span text:style-name="T1">C) </text:span>index.html</text:p>
      <text:p text:style-name="P1"><text:span text:style-name="T1">D) </text:span>001.html</text:p>
      <text:p text:style-name="P1"/>
      <text:p text:style-name="P1">7. Ao criar um arquivo HTML, o VSCode tem um atalho simples para criar o código base para um arquivo desse tipo. Que atalho é esse?</text:p>
      <text:p text:style-name="P1"><text:span text:style-name="T1">A) </text:span>! + Enter</text:p>
      <text:p text:style-name="P1"><text:span text:style-name="T1">B) </text:span># + Enter</text:p>
      <text:p text:style-name="P1"><text:span text:style-name="T1">C) </text:span>^ + Enter</text:p>
      <text:p text:style-name="P1"><text:span text:style-name="T1">D) </text:span>? + Enter</text:p>
      <text:p text:style-name="P1"/>
      <text:p text:style-name="P1">8. Qual é a tag HTML para criar uma linha horizontal no corpo do navegador?</text:p>
      <text:p text:style-name="P2">A) &lt;line&gt;</text:p>
      <text:p text:style-name="P2">B) &lt;row&gt;</text:p>
      <text:p text:style-name="P2">C) &lt;!--&gt;</text:p>
      <text:p text:style-name="P2"><text:soft-page-break/>D) &lt;hr&gt;</text:p>
      <text:p text:style-name="P2"/>
      <text:p text:style-name="P2">9. Para criar um parágrafo em HTML, usamos a tag:</text:p>
      <text:p text:style-name="P2">A) &lt;p&gt;</text:p>
      <text:p text:style-name="P2">B) &lt;para&gt;</text:p>
      <text:p text:style-name="P2">C) &lt;paragraph&gt;</text:p>
      <text:p text:style-name="P2">D) &lt;h1&gt;</text:p>
      <text:p text:style-name="P2"/>
      <text:p text:style-name="P1"><text:span text:style-name="T1">10. A tag &lt;title&gt; </text:span>é adicionada dentro de qual área de um documento HTML?</text:p>
      <text:p text:style-name="P2">A) &lt;h1&gt;</text:p>
      <text:p text:style-name="P2">B) &lt;p&gt;</text:p>
      <text:p text:style-name="P2">C) &lt;head&gt;</text:p>
      <text:p text:style-name="P2">D) &lt;body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2T19:04:06.945000000</meta:creation-date>
    <dc:date>2023-05-02T19:16:15.563000000</dc:date>
    <meta:editing-duration>PT12M9S</meta:editing-duration>
    <meta:editing-cycles>1</meta:editing-cycles>
    <meta:document-statistic meta:table-count="0" meta:image-count="0" meta:object-count="0" meta:page-count="2" meta:paragraph-count="50" meta:word-count="330" meta:character-count="1707" meta:non-whitespace-character-count="1428"/>
    <meta:generator>LibreOffice/7.4.6.2$Windows_X86_64 LibreOffice_project/5b1f5509c2decdade7fda905e3e1429a67acd63d</meta:generator>
  </office:meta>
</office:document-meta>
</file>